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848BABE8BA72D70168.png" manifest:media-type="image/png"/>
  <manifest:file-entry manifest:full-path="Pictures/10000001000001FE000001A122EFC5071C60EED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officeooo:rsid="001f6504" officeooo:paragraph-rsid="001f6504"/>
    </style:style>
    <style:style style:name="P4" style:family="paragraph" style:parent-style-name="Standard">
      <style:paragraph-properties fo:text-align="center" style:justify-single-word="false" fo:break-before="page"/>
      <style:text-properties officeooo:rsid="0021d1c1" officeooo:paragraph-rsid="0021d1c1"/>
    </style:style>
    <style:style style:name="P5" style:family="paragraph" style:parent-style-name="Standard">
      <style:paragraph-properties fo:text-align="center" style:justify-single-word="false"/>
      <style:text-properties officeooo:rsid="0021d1c1" officeooo:paragraph-rsid="0021d1c1"/>
    </style:style>
    <style:style style:name="P6" style:family="paragraph" style:parent-style-name="Standard">
      <style:paragraph-properties fo:text-align="center" style:justify-single-word="false" fo:break-before="page"/>
      <style:text-properties officeooo:rsid="0021d1c1" officeooo:paragraph-rsid="002463a5"/>
    </style:style>
    <style:style style:name="T1" style:family="text">
      <style:text-properties officeooo:rsid="001dba75"/>
    </style:style>
    <style:style style:name="T2" style:family="text">
      <style:text-properties officeooo:rsid="0023d168"/>
    </style:style>
    <style:style style:name="T3" style:family="text">
      <style:text-properties officeooo:rsid="002463a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1">J</text:span>"</text:p>
      <text:p text:style-name="Standard"/>
      <text:p text:style-name="P6">EXHIBIT J-<text:span text:style-name="T2">PAGE </text:span><text:span text:style-name="T3">1</text:span><text:span text:style-name="T2"> OF 2</text:span></text:p>
      <text:p text:style-name="P3"/>
      <text:p text:style-name="P3"><draw:frame draw:style-name="fr1" draw:name="Image1" text:anchor-type="as-char" svg:width="6.4398in" svg:height="8.1in" draw:z-index="0"><draw:image xlink:href="Pictures/1000000100000200000002848BABE8BA72D70168.png" xlink:type="simple" xlink:show="embed" xlink:actuate="onLoad" draw:mime-type="image/png"/></draw:frame></text:p>
      <text:p text:style-name="P3"/>
      <text:p text:style-name="P4">EXHIBIT J-<text:span text:style-name="T2">PAGE 2 OF 2</text:span></text:p>
      <text:p text:style-name="P5"/>
      <text:p text:style-name="P5"><draw:frame draw:style-name="fr1" draw:name="Image2" text:anchor-type="as-char" svg:width="6.5102in" svg:height="5.322in" draw:z-index="1"><draw:image xlink:href="Pictures/10000001000001FE000001A122EFC5071C60EE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0:15:19.603000000</meta:creation-date>
    <meta:generator>LibreOffice/7.3.0.3$Windows_X86_64 LibreOffice_project/0f246aa12d0eee4a0f7adcefbf7c878fc2238db3</meta:generator>
    <dc:date>2022-10-08T11:57:29.540000000</dc:date>
    <meta:editing-duration>PT7M59S</meta:editing-duration>
    <meta:editing-cycles>8</meta:editing-cycles>
    <meta:document-statistic meta:table-count="0" meta:image-count="2" meta:object-count="0" meta:page-count="3" meta:paragraph-count="5" meta:word-count="14" meta:character-count="72" meta:non-whitespace-character-count="62"/>
  </office:meta>
</office:document-meta>
</file>